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77db" officeooo:paragraph-rsid="000977db"/>
    </style:style>
    <style:style style:name="P2" style:family="paragraph" style:parent-style-name="Standard" style:list-style-name="L1">
      <style:text-properties officeooo:rsid="000977db" officeooo:paragraph-rsid="000977db"/>
    </style:style>
    <style:style style:name="P3" style:family="paragraph" style:parent-style-name="Standard" style:list-style-name="L2">
      <style:text-properties officeooo:rsid="000977db" officeooo:paragraph-rsid="000977db"/>
    </style:style>
    <style:style style:name="P4" style:family="paragraph" style:parent-style-name="Standard">
      <style:text-properties officeooo:rsid="000977db" officeooo:paragraph-rsid="000a750d"/>
    </style:style>
    <style:style style:name="P5" style:family="paragraph" style:parent-style-name="Standard" style:list-style-name="L4">
      <style:text-properties officeooo:rsid="000a750d" officeooo:paragraph-rsid="000a750d"/>
    </style:style>
    <style:style style:name="P6" style:family="paragraph" style:parent-style-name="Standard" style:list-style-name="L4">
      <style:text-properties officeooo:paragraph-rsid="000a750d"/>
    </style:style>
    <style:style style:name="P7" style:family="paragraph" style:parent-style-name="Standard" style:list-style-name="L4">
      <style:text-properties officeooo:rsid="000b7470" officeooo:paragraph-rsid="000b7470"/>
    </style:style>
    <style:style style:name="P8" style:family="paragraph" style:parent-style-name="Standard">
      <style:text-properties officeooo:rsid="000b7470" officeooo:paragraph-rsid="000b7470"/>
    </style:style>
    <style:style style:name="P9" style:family="paragraph" style:parent-style-name="Standard" style:list-style-name="L5">
      <style:text-properties officeooo:rsid="000b7470" officeooo:paragraph-rsid="000b7470"/>
    </style:style>
    <style:style style:name="P10" style:family="paragraph" style:parent-style-name="Standard">
      <style:text-properties officeooo:rsid="000ce9fe" officeooo:paragraph-rsid="000ce9fe"/>
    </style:style>
    <style:style style:name="P11" style:family="paragraph" style:parent-style-name="Standard" style:list-style-name="L14">
      <style:text-properties officeooo:rsid="000eda0d" officeooo:paragraph-rsid="000eda0d"/>
    </style:style>
    <style:style style:name="P12" style:family="paragraph" style:parent-style-name="Standard" style:list-style-name="L14">
      <style:text-properties officeooo:paragraph-rsid="000eda0d"/>
    </style:style>
    <style:style style:name="P13" style:family="paragraph" style:parent-style-name="Standard" style:list-style-name="L14">
      <style:text-properties officeooo:rsid="000f3625" officeooo:paragraph-rsid="000f3625"/>
    </style:style>
    <style:style style:name="T1" style:family="text">
      <style:text-properties officeooo:rsid="000a750d"/>
    </style:style>
    <style:style style:name="T2" style:family="text">
      <style:text-properties style:font-name="Liberation Serif1" style:font-name-asian="Liberation Serif1" style:font-name-complex="Liberation Serif1"/>
    </style:style>
    <style:style style:name="T3" style:family="text">
      <style:text-properties style:font-name="Liberation Serif1" officeooo:rsid="000a750d" style:font-name-asian="Liberation Serif1" style:font-name-complex="Liberation Serif1"/>
    </style:style>
    <style:style style:name="T4" style:family="text">
      <style:text-properties style:font-name="Liberation Serif1" officeooo:rsid="000ce9fe" style:font-name-asian="Liberation Serif1" style:font-name-complex="Liberation Serif1"/>
    </style:style>
    <style:style style:name="T5" style:family="text">
      <style:text-properties style:font-name="Liberation Serif1" officeooo:rsid="000eda0d" style:font-name-asian="Liberation Serif1" style:font-name-complex="Liberation Serif1"/>
    </style:style>
    <style:style style:name="T6" style:family="text">
      <style:text-properties style:font-name="Liberation Serif1" officeooo:rsid="000f3625" style:font-name-asian="Liberation Serif1" style:font-name-complex="Liberation Serif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 text:consecutive-numbering="true">
      <text:list-level-style-number text:level="1" text:style-name="Bullet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Bullet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Bullet_20_Symbols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Bullet_20_Symbols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Bullet_20_Symbols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Bullet_20_Symbols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Bullet_20_Symbols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Bullet_20_Symbols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Bullet_20_Symbols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Bullet_20_Symbols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1 :</text:p>
      <text:p text:style-name="P1"/>
      <text:list xml:id="list2986485970" text:style-name="L1">
        <text:list-item>
          <text:p text:style-name="P2">On écrit plus aujourd’hui des pièces de théâtre en alexandrins.</text:p>
        </text:list-item>
        <text:list-item>
          <text:p text:style-name="P2">Les acteurs ne sont jamais considérés comme des marginaux.</text:p>
        </text:list-item>
        <text:list-item>
          <text:p text:style-name="P2">Beaumarchais et Victor Hugo ne sont pas des auteurs du XXe siècle.</text:p>
        </text:list-item>
        <text:list-item>
          <text:p text:style-name="P2">Armande Béjart n’était-elle pas la femme de Molière ?</text:p>
        </text:list-item>
        <text:list-item>
          <text:p text:style-name="P2">Personne ne faisait silence au théâtre au XVIIe siècle.</text:p>
        </text:list-item>
      </text:list>
      <text:p text:style-name="P1"/>
      <text:p text:style-name="P1">EXERCICE 2 :</text:p>
      <text:p text:style-name="P1"/>
      <text:list xml:id="list401223403" text:style-name="L2">
        <text:list-item>
          <text:p text:style-name="P3">Totale</text:p>
        </text:list-item>
        <text:list-item>
          <text:p text:style-name="P3">Totale</text:p>
        </text:list-item>
        <text:list-item>
          <text:p text:style-name="P3">Partielle</text:p>
        </text:list-item>
        <text:list-item>
          <text:p text:style-name="P3">Totale</text:p>
        </text:list-item>
        <text:list-item>
          <text:p text:style-name="P3">Partielle</text:p>
        </text:list-item>
      </text:list>
      <text:p text:style-name="P1"/>
      <text:p text:style-name="P4">EXERCICE 4 :</text:p>
      <text:p text:style-name="P4"/>
      <text:list xml:id="list3928484730" text:style-name="L4">
        <text:list-item>
          <text:p text:style-name="P6"><text:span text:style-name="T1">indigent </text:span><text:span text:style-name="T3">≠ riche</text:span></text:p>
        </text:list-item>
        <text:list-item>
          <text:p text:style-name="P5"><text:span text:style-name="T2">véloce ≠ lent</text:span></text:p>
        </text:list-item>
        <text:list-item>
          <text:p text:style-name="P5"><text:span text:style-name="T2">hostile ≠ amical</text:span></text:p>
        </text:list-item>
        <text:list-item>
          <text:p text:style-name="P5"><text:span text:style-name="T2">altruiste ≠ égoïste</text:span></text:p>
        </text:list-item>
        <text:list-item>
          <text:p text:style-name="P5"><text:span text:style-name="T2">sobre ≠ ivre</text:span></text:p>
        </text:list-item>
        <text:list-item>
          <text:p text:style-name="P5"><text:span text:style-name="T2">a posteriori ≠ a priori</text:span></text:p>
        </text:list-item>
        <text:list-item>
          <text:p text:style-name="P5"><text:span text:style-name="T2">davantage ≠ moins</text:span></text:p>
        </text:list-item>
        <text:list-item>
          <text:p text:style-name="P5"><text:span text:style-name="T2">en même temps ≠ consécutivement</text:span></text:p>
        </text:list-item>
        <text:list-item>
          <text:p text:style-name="P5"><text:span text:style-name="T2">gracieusement ≠ sévèrement</text:span></text:p>
        </text:list-item>
        <text:list-item>
          <text:p text:style-name="P5"><text:span text:style-name="T2">diligence ≠ négligence</text:span></text:p>
        </text:list-item>
        <text:list-item>
          <text:p text:style-name="P7"><text:span text:style-name="T2">gourmandise</text:span><text:span text:style-name="T3"> ≠ </text:span><text:span text:style-name="T2">modération</text:span></text:p>
        </text:list-item>
        <text:list-item>
          <text:p text:style-name="P7"><text:span text:style-name="T2">gravité</text:span><text:span text:style-name="T3"> ≠ </text:span><text:span text:style-name="T2">gaieté</text:span></text:p>
        </text:list-item>
        <text:list-item>
          <text:p text:style-name="P7"><text:span text:style-name="T2">lassitude</text:span><text:span text:style-name="T3"> ≠ </text:span><text:span text:style-name="T2">entrain</text:span></text:p>
        </text:list-item>
        <text:list-item>
          <text:p text:style-name="P7"><text:span text:style-name="T2">laxisme</text:span><text:span text:style-name="T3"> ≠ </text:span><text:span text:style-name="T2">légalisme</text:span></text:p>
        </text:list-item>
        <text:list-item>
          <text:p text:style-name="P7"><text:span text:style-name="T2">enseigner</text:span><text:span text:style-name="T3"> ≠ </text:span><text:span text:style-name="T2">cacher</text:span></text:p>
        </text:list-item>
        <text:list-item>
          <text:p text:style-name="P7"><text:span text:style-name="T2">familiariser</text:span><text:span text:style-name="T3"> ≠ </text:span><text:span text:style-name="T2">dépayser</text:span></text:p>
        </text:list-item>
        <text:list-item>
          <text:p text:style-name="P7"><text:span text:style-name="T2">galoper</text:span><text:span text:style-name="T3"> ≠ </text:span><text:span text:style-name="T2">traîner</text:span></text:p>
        </text:list-item>
        <text:list-item>
          <text:p text:style-name="P7"><text:span text:style-name="T3">f</text:span><text:span text:style-name="T2">onctionner</text:span><text:span text:style-name="T3"> ≠ </text:span><text:span text:style-name="T2">s’arrêter</text:span></text:p>
        </text:list-item>
        <text:list-item>
          <text:p text:style-name="P7"><text:span text:style-name="T2">flancher</text:span><text:span text:style-name="T3"> ≠ </text:span><text:span text:style-name="T2">persister</text:span></text:p>
        </text:list-item>
      </text:list>
      <text:p text:style-name="P8"><text:span text:style-name="T2"/></text:p>
      <text:p text:style-name="P8"><text:span text:style-name="T2">EXERCICE 5 :</text:span></text:p>
      <text:p text:style-name="P8"><text:span text:style-name="T2"/></text:p>
      <text:list xml:id="list3912337056" text:style-name="L5">
        <text:list-item>
          <text:p text:style-name="P9"><text:span text:style-name="T2">orienter</text:span><text:span text:style-name="T3"> ≠ </text:span><text:span text:style-name="T2">dépister, désorienter</text:span></text:p>
        </text:list-item>
        <text:list-item>
          <text:p text:style-name="P9"><text:span text:style-name="T3">j</text:span><text:span text:style-name="T2">oindre</text:span><text:span text:style-name="T3"> ≠ </text:span><text:span text:style-name="T2">disjoindre, désagréger</text:span></text:p>
        </text:list-item>
        <text:list-item>
          <text:p text:style-name="P9"><text:span text:style-name="T3">t</text:span><text:span text:style-name="T2">romper</text:span><text:span text:style-name="T3"> ≠ </text:span><text:span text:style-name="T2">désabuser, détromper</text:span></text:p>
        </text:list-item>
        <text:list-item>
          <text:p text:style-name="P9"><text:span text:style-name="T3">c</text:span><text:span text:style-name="T2">onnaître</text:span><text:span text:style-name="T3"> ≠ </text:span><text:span text:style-name="T2">méconnaître, dédaigner</text:span></text:p>
        </text:list-item>
        <text:list-item>
          <text:p text:style-name="P9"><text:span text:style-name="T3">i</text:span><text:span text:style-name="T2">nflammable</text:span><text:span text:style-name="T3"> ≠ </text:span><text:span text:style-name="T2">ininflammable, ignifugé</text:span></text:p>
        </text:list-item>
        <text:list-item>
          <text:p text:style-name="P9"><text:span text:style-name="T3">c</text:span><text:span text:style-name="T2">onformiste</text:span><text:span text:style-name="T3"> ≠ </text:span><text:span text:style-name="T2">anticonformiste, insoumis</text:span></text:p>
        </text:list-item>
        <text:list-item>
          <text:p text:style-name="P9"><text:span text:style-name="T3">l</text:span><text:span text:style-name="T2">égitime</text:span><text:span text:style-name="T3"> ≠ </text:span><text:span text:style-name="T2">abâtardir</text:span></text:p>
        </text:list-item>
        <text:list-item>
          <text:p text:style-name="P9"><text:span text:style-name="T3">r</text:span><text:span text:style-name="T2">éel</text:span><text:span text:style-name="T3"> ≠ </text:span><text:span text:style-name="T4">irréel, inexistant</text:span></text:p>
        </text:list-item>
        <text:list-item>
          <text:p text:style-name="P9"><text:span text:style-name="T3">u</text:span><text:span text:style-name="T2">topie</text:span><text:span text:style-name="T3"> ≠ </text:span><text:span text:style-name="T4">dystopie</text:span></text:p>
        </text:list-item>
      </text:list>
      <text:p text:style-name="P8"><text:span text:style-name="T4"/></text:p>
      <text:p text:style-name="P10"><text:span text:style-name="T2"/></text:p>
      <text:p text:style-name="P10"><text:span text:style-name="T2"/></text:p>
      <text:p text:style-name="P10"><text:soft-page-break/><text:span text:style-name="T2">EXERCICE 6 :</text:span></text:p>
      <text:p text:style-name="P10"><text:span text:style-name="T2"/></text:p>
      <text:list xml:id="list2157952338" text:style-name="L14">
        <text:list-item>
          <text:p text:style-name="P12"><text:span text:style-name="T5">a. Soutenu / b. Je ne sais pas lequel m’horrifie le plus.</text:span></text:p>
        </text:list-item>
        <text:list-item>
          <text:p text:style-name="P11"><text:span text:style-name="T2">a. Courant / b. J’espère que nous n’attendrons point jusque-là, dit Théo.</text:span></text:p>
        </text:list-item>
        <text:list-item>
          <text:p text:style-name="P11"><text:span text:style-name="T2">a. Familier / b. Et si je ne vous donnais rien ?</text:span></text:p>
        </text:list-item>
        <text:list-item>
          <text:p text:style-name="P11"><text:span text:style-name="T2">a. </text:span><text:span text:style-name="T6">Soutenu / b. On ne saurait pas envoyer ici des gens ayant de l’esprit.</text:span></text:p>
        </text:list-item>
        <text:list-item>
          <text:p text:style-name="P13"><text:span text:style-name="T6">a. </text:span><text:span text:style-name="T2">Courant / b. ?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9T21:49:02.050000000</meta:creation-date>
    <dc:date>2020-03-19T22:48:30.441000000</dc:date>
    <meta:editing-duration>PT6M26S</meta:editing-duration>
    <meta:editing-cycles>1</meta:editing-cycles>
    <meta:document-statistic meta:table-count="0" meta:image-count="0" meta:object-count="0" meta:page-count="2" meta:paragraph-count="48" meta:word-count="263" meta:character-count="1357" meta:non-whitespace-character-count="1185"/>
    <meta:generator>LibreOffice/6.3.4.2$Windows_X86_64 LibreOffice_project/60da17e045e08f1793c57c00ba83cdfce946d0aa</meta:generator>
  </office:meta>
</office:document-meta>
</file>